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5.465cm" fo:min-width="11.819cm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76cm" svg:stroke-color="#000000" draw:marker-start-width="0.305cm" draw:marker-end="Arrow" draw:marker-end-width="0.406cm" draw:fill="solid" draw:fill-color="#ffffff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76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5.715cm" svg:x="1.043cm" svg:y="3.0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43cm" svg:y1="3.08cm" svg:x2="1.043cm" svg:y2="5.62cm">
          <text:p/>
        </draw:line>
        <draw:line draw:style-name="gr2" draw:text-style-name="P2" draw:layer="layout" svg:x1="1.043cm" svg:y1="3.08cm" svg:x2="3.583cm" svg:y2="3.08cm">
          <text:p/>
        </draw:line>
        <draw:line draw:style-name="gr2" draw:text-style-name="P2" draw:layer="layout" svg:x1="1.024cm" svg:y1="8.78cm" svg:x2="3.564cm" svg:y2="8.78cm">
          <text:p/>
        </draw:line>
        <draw:line draw:style-name="gr2" draw:text-style-name="P2" draw:layer="layout" svg:x1="1.043cm" svg:y1="8.795cm" svg:x2="1.043cm" svg:y2="6.255cm">
          <text:p/>
        </draw:line>
        <draw:frame draw:style-name="gr3" draw:text-style-name="P3" draw:layer="layout" svg:width="1.016cm" svg:height="1.397cm" svg:x="2.821cm" svg:y="1.81cm">
          <draw:text-box>
            <text:p>i</text:p>
          </draw:text-box>
        </draw:frame>
        <draw:frame draw:style-name="gr4" draw:text-style-name="P3" draw:layer="layout" svg:width="1.397cm" svg:height="1.651cm" svg:x="0.154cm" svg:y="4.604cm">
          <draw:text-box>
            <text:p>j</text:p>
          </draw:text-box>
        </draw:frame>
        <draw:frame draw:style-name="gr5" draw:text-style-name="P3" draw:layer="layout" svg:width="1.143cm" svg:height="1.524cm" svg:x="2.694cm" svg:y="8.849cm">
          <draw:text-box>
            <text:p>x</text:p>
          </draw:text-box>
        </draw:frame>
        <draw:frame draw:style-name="gr3" draw:text-style-name="P3" draw:layer="layout" svg:width="1.016cm" svg:height="1.397cm" svg:x="0.027cm" svg:y="6.228cm">
          <draw:text-box>
            <text:p>y</text:p>
          </draw:text-box>
        </draw:frame>
        <draw:frame draw:style-name="gr6" draw:text-style-name="P3" draw:layer="layout" svg:width="6.35cm" svg:height="1.016cm" svg:x="3.851cm" svg:y="5.086cm">
          <draw:text-box>
            <text:p>occupancy grid map</text:p>
          </draw:text-box>
        </draw:frame>
        <draw:frame draw:style-name="gr7" draw:text-style-name="P4" draw:layer="layout" svg:width="10.976cm" svg:height="2.015cm" svg:x="0.746cm" svg:y="0.124cm">
          <draw:text-box>
            <text:p><text:span text:style-name="T1">Система координат OpenCV: (i, j)</text:span></text:p>
            <text:p><text:span text:style-name="T1">Система координат Occupancy Grid: (x, y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.97cm" fo:page-height="9.9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1:36:45.900526751</meta:creation-date>
    <dc:date>2021-02-18T17:28:24.402742552</dc:date>
    <meta:editing-duration>PT9M35S</meta:editing-duration>
    <meta:editing-cycles>5</meta:editing-cycles>
    <meta:generator>LibreOffice/6.4.6.2$Linux_X86_64 LibreOffice_project/40$Build-2</meta:generator>
    <meta:document-statistic meta:object-count="11"/>
  </office:meta>
</office:document-meta>
</file>